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6.3cm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5.9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6cm"/>
    </style:style>
    <style:style style:name="gr8" style:family="graphic" style:parent-style-name="standard">
      <style:graphic-properties draw:stroke="none" svg:stroke-color="#000000" draw:fill="none" draw:fill-color="#ffffff" fo:min-height="2.345cm"/>
    </style:style>
    <style:style style:name="gr9" style:family="graphic" style:parent-style-name="standard">
      <style:graphic-properties draw:textarea-horizontal-align="justify" draw:textarea-vertical-align="middle" draw:auto-grow-height="false" fo:min-height="2.65cm" fo:min-width="5.5cm"/>
    </style:style>
    <style:style style:name="gr10" style:family="graphic" style:parent-style-name="standard">
      <style:graphic-properties draw:stroke="none" svg:stroke-color="#000000" draw:fill="none" draw:fill-color="#ffffff" fo:min-height="2.55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5.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2.4cm" svg:x="2.3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cm" svg:height="2.384cm" svg:x="2.5cm" svg:y="2.641cm">
          <draw:text-box>
            <text:p>Store main title in a html page using base url eg C++;.</text:p>
          </draw:text-box>
        </draw:frame>
        <draw:custom-shape draw:style-name="gr3" draw:text-style-name="P1" draw:layer="layout" svg:width="6.8cm" svg:height="2.3cm" svg:x="1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5cm" svg:height="2.384cm" svg:x="11.1cm" svg:y="6.623cm">
          <draw:text-box>
            <text:p>Print all links within base url in a html format. </text:p>
          </draw:text-box>
        </draw:frame>
        <draw:custom-shape draw:style-name="gr5" draw:text-style-name="P1" draw:layer="layout" svg:width="6.4cm" svg:height="2.6cm" svg:x="2.5cm" svg:y="9.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8cm" svg:height="2.5cm" svg:x="2.8cm" svg:y="10cm">
          <draw:text-box>
            <text:p>Now store content of each in a list after decoding</text:p>
          </draw:text-box>
        </draw:frame>
        <draw:custom-shape draw:style-name="gr7" draw:text-style-name="P1" draw:layer="layout" svg:width="6.5cm" svg:height="2.8cm" svg:x="11.5cm" svg:y="13.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2cm" svg:height="3.095cm" svg:x="11.6cm" svg:y="13.7cm">
          <draw:text-box>
            <text:p>Open a html file in wb format and write that list to file after encoding.</text:p>
          </draw:text-box>
        </draw:frame>
        <draw:custom-shape draw:style-name="gr9" draw:text-style-name="P1" draw:layer="layout" svg:width="6cm" svg:height="2.9cm" svg:x="2.9cm" svg:y="18.1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cm" svg:height="3.095cm" svg:x="3cm" svg:y="17.97cm">
          <draw:text-box>
            <text:p>Download html file in pdf format using “wkhtmltopdf”</text:p>
          </draw:text-box>
        </draw:frame>
        <draw:custom-shape draw:style-name="gr11" draw:text-style-name="P1" draw:layer="layout" svg:width="6.2cm" svg:height="3cm" svg:x="11.7cm" svg:y="21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cm" svg:height="3.095cm" svg:x="11.694cm" svg:y="21.176cm">
          <draw:text-box>
            <text:p>Run the system cmd of python &amp; view pdf file on your local system.</text:p>
          </draw:text-box>
        </draw:frame>
        <draw:line draw:style-name="gr12" draw:text-style-name="P3" draw:layer="layout" svg:x1="8.7cm" svg:y1="4.8cm" svg:x2="11.3cm" svg:y2="6.7cm">
          <text:p/>
        </draw:line>
        <draw:line draw:style-name="gr12" draw:text-style-name="P3" draw:layer="layout" svg:x1="11.1cm" svg:y1="8.9cm" svg:x2="8.9cm" svg:y2="10cm">
          <text:p/>
        </draw:line>
        <draw:line draw:style-name="gr12" draw:text-style-name="P3" draw:layer="layout" svg:x1="8.7cm" svg:y1="12.4cm" svg:x2="11.8cm" svg:y2="13.8cm">
          <text:p/>
        </draw:line>
        <draw:line draw:style-name="gr12" draw:text-style-name="P3" draw:layer="layout" svg:x1="11.5cm" svg:y1="16.7cm" svg:x2="8.9cm" svg:y2="18.2cm">
          <text:p/>
        </draw:line>
        <draw:line draw:style-name="gr12" draw:text-style-name="P3" draw:layer="layout" svg:x1="8.9cm" svg:y1="20.5cm" svg:x2="11.7cm" svg:y2="2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4T01:04:37.089012606</meta:creation-date>
    <dc:date>2020-05-24T01:23:55.248455024</dc:date>
    <meta:editing-duration>PT9M8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